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8"/>
    <style:style style:name="P6" style:family="paragraph" style:parent-style-name="Text_20_body">
      <style:text-properties style:font-name="Liberation Sans"/>
    </style:style>
    <style:style style:name="P7" style:family="paragraph" style:parent-style-name="Text_20_body" style:list-style-name="L2">
      <style:text-properties style:font-name="Liberation Sans"/>
    </style:style>
    <style:style style:name="P8" style:family="paragraph" style:parent-style-name="Text_20_body" style:list-style-name="L3">
      <style:text-properties style:font-name="Liberation Sans"/>
    </style:style>
    <style:style style:name="P9" style:family="paragraph" style:parent-style-name="Text_20_body" style:list-style-name="L5">
      <style:text-properties style:font-name="Liberation Sans"/>
    </style:style>
    <style:style style:name="P10" style:family="paragraph" style:parent-style-name="Text_20_body" style:list-style-name="L7">
      <style:text-properties style:font-name="Liberation Sans"/>
    </style:style>
    <style:style style:name="P11" style:family="paragraph" style:parent-style-name="Text_20_body" style:list-style-name="L8">
      <style:text-properties style:font-name="Liberation Sans"/>
    </style:style>
    <style:style style:name="P12" style:family="paragraph" style:parent-style-name="Text_20_body" style:list-style-name="L9">
      <style:text-properties style:font-name="Liberation Sans"/>
    </style:style>
    <style:style style:name="P13" style:family="paragraph" style:parent-style-name="Text_20_body">
      <style:text-properties style:font-name="Liberation Sans" fo:font-weight="bold" style:font-weight-asian="bold" style:font-weight-complex="bold"/>
    </style:style>
    <style:style style:name="P14" style:family="paragraph" style:parent-style-name="Text_20_body" style:list-style-name="L2">
      <style:text-properties style:font-name="Liberation Sans" fo:font-weight="bold" style:font-weight-asian="bold" style:font-weight-complex="bold"/>
    </style:style>
    <style:style style:name="P15" style:family="paragraph" style:parent-style-name="Text_20_body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16" style:family="paragraph" style:parent-style-name="Text_20_body">
      <style:text-properties style:font-name="Liberation Sans" officeooo:paragraph-rsid="001d734c"/>
    </style:style>
    <style:style style:name="P17" style:family="paragraph" style:parent-style-name="Text_20_body" style:list-style-name="L4">
      <style:text-properties style:font-name="Liberation Sans" fo:font-weight="normal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officeooo:rsid="0021fc67"/>
    </style:style>
    <style:style style:name="T5" style:family="text">
      <style:text-properties style:font-name="Liberation Sans" officeooo:rsid="002397fe"/>
    </style:style>
    <style:style style:name="T6" style:family="text">
      <style:text-properties style:font-name="Liberation Sans" officeooo:rsid="0025619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section text:style-name="Sect1" text:name="js-repo-pjax-container">
        <text:section text:style-name="Sect1" text:name="readme">
          <text:p text:style-name="P15"><text:bookmark text:name="user-content-linux-host"/>Linux Host</text:p>
          <text:p text:style-name="P6">This section show how to install a new operating system to your DragonBoard™ 410c using the fastboot method on a Linux host computer.</text:p>
          <text:p text:style-name="P6"/>
          <text:list xml:id="list8509289787251142622" text:style-name="L1">
            <text:list-item>
              <text:p text:style-name="P1"><text:span text:style-name="Strong_20_Emphasis"><text:span text:style-name="T1">Step 1</text:span></text:span><text:span text:style-name="T1">: Make sure fastboot is set up on host computer </text:span></text:p>
            </text:list-item>
            <text:list-item>
              <text:p text:style-name="P1"><text:span text:style-name="Strong_20_Emphasis"><text:span text:style-name="T1">Step 2</text:span></text:span><text:span text:style-name="T1">: Connect host computer to DragonBoard™ 410c </text:span></text:p>
            </text:list-item>
            <text:list-item>
              <text:p text:style-name="P1"><text:span text:style-name="Strong_20_Emphasis"><text:span text:style-name="T1">Step 3</text:span></text:span><text:span text:style-name="T1">: Boot DragonBoard 410c into fastboot mode </text:span></text:p>
            </text:list-item>
            <text:list-item>
              <text:p text:style-name="P1"><text:span text:style-name="Strong_20_Emphasis"><text:span text:style-name="T1">Step 4</text:span></text:span><text:span text:style-name="T1">: Flash Bootloader </text:span></text:p>
            </text:list-item>
            <text:list-item>
              <text:p text:style-name="P1"><text:span text:style-name="Strong_20_Emphasis"><text:span text:style-name="T1">Step 5</text:span></text:span><text:span text:style-name="T1">: Recall location of all downloaded files </text:span></text:p>
            </text:list-item>
            <text:list-item>
              <text:p text:style-name="P1"><text:span text:style-name="Strong_20_Emphasis"><text:span text:style-name="T1">Step 6</text:span></text:span><text:span text:style-name="T1">: Unzip all files </text:span></text:p>
            </text:list-item>
            <text:list-item>
              <text:p text:style-name="P1"><text:span text:style-name="Strong_20_Emphasis"><text:span text:style-name="T1">Step 7</text:span></text:span><text:span text:style-name="T1">: Flash all files to the DragonBoard™ 410c </text:span></text:p>
            </text:list-item>
            <text:list-item>
              <text:p text:style-name="P1"><text:span text:style-name="Strong_20_Emphasis"><text:span text:style-name="T1">Step 8</text:span></text:span><text:span text:style-name="T1">: Reboot DragonBoard 410c </text:span></text:p>
            </text:list-item>
          </text:list>
          <text:p text:style-name="P6"/>
          <text:p text:style-name="Text_20_body"><text:bookmark text:name="user-content-step-1-make-sure-fastboot-is-set-up-on-host-computer"/><text:span text:style-name="Strong_20_Emphasis"><text:span text:style-name="T1">Step 1</text:span></text:span><text:span text:style-name="T1">: Make sure fastboot is set up on host computer.</text:span></text:p>
          <text:p text:style-name="P16"><text:bookmark text:name="user-content-you-can-install-fastboot-from-source-or-using-your-distro-package-manager"/>You can install fastboot from source or using your distro package manager.</text:p>
          <text:p text:style-name="P16"><text:bookmark text:name="user-content-from-source"/>From source:</text:p>
          <text:list xml:id="list3035056387417999061" text:style-name="L2">
            <text:list-item>
              <text:list>
                <text:list-item>
                  <text:p text:style-name="P2"><text:span text:style-name="T1">Android SDK “Tools only” for Linux can be downloaded </text:span><text:a xlink:type="simple" xlink:href="https://developer.android.com/studio/releases/platform-tools.html" text:style-name="Internet_20_link" text:visited-style-name="Visited_20_Internet_20_Link"><text:span text:style-name="T1">here</text:span></text:a><text:span text:style-name="T1"> </text:span></text:p>
                </text:list-item>
                <text:list-item>
                  <text:p text:style-name="P7">The Linux “Tools Only” SDK download does not come with fastboot, you will need to use the Android SDK Manager to install platform-tools. </text:p>
                </text:list-item>
                <text:list-item>
                  <text:p text:style-name="P7">To do this follow the “SDK Readme.txt” instructions included in your SDK “Tools Only” download. </text:p>
                </text:list-item>
              </text:list>
              <text:p text:style-name="P2"><text:span text:style-name="T1">If you are still having trouble setting up fastboot, </text:span><text:a xlink:type="simple" xlink:href="https://youtu.be/W_zlydVBftA" text:style-name="Internet_20_link" text:visited-style-name="Visited_20_Internet_20_Link"><text:span text:style-name="T1">click here</text:span></text:a><text:span text:style-name="T1"> for a short tutorial video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bookmark text:name="user-content-or-using-a-distro-package-manager"/>Or using a distro package manager: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"><text:span text:style-name="Source_20_Text"><text:span text:style-name="T2"># Red Hat flavour (Fedora, CentOS)</text:span></text:span></text:p>
              <text:p text:style-name="P2"><text:span text:style-name="Source_20_Text"><text:span text:style-name="T1">$ sudo yum install android-tools</text:span></text:span></text:p>
              <text:p text:style-name="P14"/>
              <text:p text:style-name="P2"><text:span text:style-name="Source_20_Text"><text:span text:style-name="T2"># Debian (Ubuntu)</text:span></text:span></text:p>
              <text:p text:style-name="P2"><text:span text:style-name="Source_20_Text"><text:span text:style-name="T1">$ sudo apt-get install android-tools</text:span></text:span></text:p>
            </text:list-item>
          </text:list>
          <text:p text:style-name="Text_20_body"><text:span text:style-name="Strong_20_Emphasis"><text:span text:style-name="T1"/></text:span></text:p>
          <text:p text:style-name="Text_20_body"><text:span text:style-name="Strong_20_Emphasis"><text:span text:style-name="T1"/></text:span></text:p>
          <text:p text:style-name="Text_20_body"><text:bookmark text:name="user-content-step-2-connect-host-computer-to-dragonboard-410c"/><text:soft-page-break/><text:span text:style-name="Strong_20_Emphasis"><text:span text:style-name="T1">Step 2</text:span></text:span><text:span text:style-name="T1">: Connect host computer to DragonBoard 410c</text:span></text:p>
          <text:list xml:id="list3571533659945135864" text:style-name="L3">
            <text:list-item>
              <text:p text:style-name="P8">DragonBoard™ 410c must be powered off (unplugged from power) </text:p>
            </text:list-item>
            <text:list-item>
              <text:p text:style-name="P8">Make sure microSD card slot on DragonBoard™ 410c is empty </text:p>
            </text:list-item>
            <text:list-item>
              <text:p text:style-name="P8">S6 switch on DragonBoard™ 410c must be set to ‘0-0-0-0’. All switches should be in “off” position </text:p>
            </text:list-item>
            <text:list-item>
              <text:p text:style-name="P8">Connect USB to microUSB cable from host computer to DragonBoard™ 410c </text:p>
            </text:list-item>
          </text:list>
          <text:p text:style-name="Text_20_body"><text:bookmark text:name="user-content-step-3-boot-dragonboard-410c-into-fastboot-mode"/><text:span text:style-name="Strong_20_Emphasis"><text:span text:style-name="T1">Step 3</text:span></text:span><text:span text:style-name="T1">: Boot DragonBoard™ 410c into fastboot mode</text:span></text:p>
          <text:p text:style-name="Text_20_body"><text:span text:style-name="Strong_20_Emphasis"><text:span text:style-name="T3">Please read all bullet points before attempting</text:span></text:span></text:p>
          <text:list xml:id="list7488901339349488923" text:style-name="L4">
            <text:list-item>
              <text:p text:style-name="P17">Press and hold the Vol (-) button on the DragonBoard™ 410c, this is the S4 button. DragonBoard™ 410c should still NOT be powered on </text:p>
            </text:list-item>
            <text:list-item>
              <text:p text:style-name="P17">While holding the Vol (-) button, power on the DragonBoard™ 410c by plugging it in </text:p>
            </text:list-item>
            <text:list-item>
              <text:p text:style-name="P17">Once DragonBoard™ 410c is plugged into power, release your hold on the Vol (-) button. </text:p>
            </text:list-item>
            <text:list-item>
              <text:p text:style-name="P17">Wait for about 20 seconds. </text:p>
            </text:list-item>
            <text:list-item>
              <text:p text:style-name="P17">Board should boot into fastboot mode. </text:p>
            </text:list-item>
          </text:list>
          <text:p text:style-name="P6">From the connected host machine terminal window, run the following commands:</text:p>
          <text:p text:style-name="P6"># Check to make sure device is connected and in fastboot mode</text:p>
          <text:p text:style-name="P13">$ fastboot devices</text:p>
          <text:p text:style-name="P13">Typically it will show as below</text:p>
          <text:p text:style-name="P13">de82318 fastboot</text:p>
          <text:p text:style-name="Text_20_body"><text:span text:style-name="Strong_20_Emphasis"><text:span text:style-name="T1">At this point you should be connected to your DragonBoard™ 410c with a USB to microUSB cable. Your DragonBoard™ 410c should be booted into fastboot mode and ready to be flashed with the appropriate images.</text:span></text:span></text:p>
          <text:p text:style-name="Text_20_body"><text:bookmark text:name="user-content-step-4-flash-bootloader"/><text:span text:style-name="Strong_20_Emphasis"><text:span text:style-name="T1">Step 4</text:span></text:span><text:span text:style-name="T1">: Flash Bootloader</text:span></text:p>
          <text:list xml:id="list8730764067673317147" text:style-name="L5">
            <text:list-item>
              <text:p text:style-name="P9">Use host computer </text:p>
            </text:list-item>
            <text:list-item>
              <text:p text:style-name="P9">Open "Terminal" application </text:p>
            </text:list-item>
            <text:list-item>
              <text:p text:style-name="P9">Recall location of Bootloader download. </text:p>
            </text:list-item>
            <text:list-item>
              <text:p text:style-name="P3"><text:span text:style-name="T1">The bootloader file should be named </text:span><text:span text:style-name="Source_20_Text"><text:span text:style-name="T1">dragonboard410c_bootloader_emmc_Y-XX</text:span></text:span><text:span text:style-name="T1"> </text:span></text:p>
            </text:list-item>
            <text:list-item>
              <text:p text:style-name="P9">Y represents Android or Linux </text:p>
            </text:list-item>
            <text:list-item>
              <text:p text:style-name="P9">XX represents the release number of the Bootloader </text:p>
            </text:list-item>
            <text:list-item>
              <text:p text:style-name="P3"><text:span text:style-name="Source_20_Text"><text:span text:style-name="T1">cd</text:span></text:span><text:span text:style-name="T1"> to the directory with your unzipped </text:span><text:span text:style-name="Strong_20_Emphasis"><text:span text:style-name="T1">Bootloader Folder</text:span></text:span><text:span text:style-name="T1"> </text:span></text:p>
            </text:list-item>
          </text:list>
          <text:p text:style-name="P13"><text:soft-page-break/>$ cd &lt;extraction directory&gt;</text:p>
          <text:p text:style-name="P6"/>
          <text:p text:style-name="P13">#Example:</text:p>
          <text:p text:style-name="P13">cd /Users/YourUserName/Downloads</text:p>
          <text:p text:style-name="P6">#&lt;extraction directory&gt; = /Users/YourUserName/Downloads</text:p>
          <text:p text:style-name="P6">#For this example we assume the "Bootloader" is in the Downloads folder.</text:p>
          <text:p text:style-name="P6"/>
          <text:p text:style-name="P6"/>
          <text:p text:style-name="P6">$ cd &lt;unzipped Bootloader folder&gt;</text:p>
          <text:p text:style-name="P13"/>
          <text:p text:style-name="P13">#Example:</text:p>
          <text:p text:style-name="P13">cd dragonboard410c_bootloader_emmc_linux-40</text:p>
          <text:p text:style-name="P6">#&lt;unzipped Bootloader folder&gt; = dragonboard410c_bootloader_emmc_linux-40</text:p>
          <text:p text:style-name="P6">#This example took place during release 40</text:p>
          <text:p text:style-name="P6"/>
          <text:p text:style-name="P6"># This command will execute the flashall script within the bootloader folder</text:p>
          <text:p text:style-name="P13">$ ./flashall</text:p>
          <text:p text:style-name="P6">The bootloader has now been flashed to the eMMC. Rebooting will launch the newly-flashed boot loader, which will allow us to flash the remaining parts of the operating system.</text:p>
          <text:p text:style-name="P6"># Reboot the system so we can flash the rest.</text:p>
          <text:p text:style-name="P6">$ sudo fastboot reboot</text:p>
          <text:p text:style-name="Text_20_body"><text:bookmark text:name="user-content-step-5-recall-location-of-all-downloaded-files"/><text:span text:style-name="Strong_20_Emphasis"><text:span text:style-name="T1">Step 5</text:span></text:span><text:span text:style-name="T1">: Recall location of all downloaded files</text:span></text:p>
          <text:p text:style-name="P6">Recall location of all downloaded files from the downloads page, files will be different for Android and Linaro/Debian:</text:p>
          <text:p text:style-name="Text_20_body"><text:bookmark text:name="user-content-linarodebian-recall-location-of-boot-and-rootfs-downloaded-from-the-downloads-page"/><text:span text:style-name="Strong_20_Emphasis"><text:span text:style-name="T1">Linaro/Debian</text:span></text:span><text:span text:style-name="T1">: Recall location of </text:span><text:span text:style-name="Source_20_Text"><text:span text:style-name="T1">boot</text:span></text:span><text:span text:style-name="T1"> and </text:span><text:span text:style-name="Source_20_Text"><text:span text:style-name="T1">rootfs</text:span></text:span><text:span text:style-name="T1"> downloaded from the downloads page</text:span></text:p>
          <text:list xml:id="list5283289226953260552" text:style-name="L6">
            <text:list-item>
              <text:p text:style-name="P4"><text:span text:style-name="T1">You should have downloaded the </text:span><text:span text:style-name="Source_20_Text"><text:span text:style-name="T1">boot</text:span></text:span><text:span text:style-name="T1"> file </text:span></text:p>
            </text:list-item>
            <text:list-item>
              <text:p text:style-name="P4"><text:span text:style-name="T1">You should have downloaded ONE of rootfs</text:span><text:span text:style-name="Source_20_Text"><text:span text:style-name="T1">file (Either</text:span></text:span><text:span text:style-name="T1">Developer</text:span><text:span text:style-name="Source_20_Text"><text:span text:style-name="T1">or</text:span></text:span><text:span text:style-name="T1">Desktop - ALIP` version) </text:span></text:p>
            </text:list-item>
          </text:list>
          <text:p text:style-name="Text_20_body"><text:bookmark text:name="user-content-android-recall-location-of-bootimgtarxz-systemimgtarxz-userdataimgtarxz-recoveryimgtarxz-persistimgtarxz-cacheimgtarxz-downloaded-from-the-downloads-page"/><text:span text:style-name="Strong_20_Emphasis"><text:span text:style-name="T1">Android</text:span></text:span><text:span text:style-name="T1">: Recall location of </text:span><text:span text:style-name="Source_20_Text"><text:span text:style-name="T1">boot.img.tar.xz</text:span></text:span><text:span text:style-name="T1">, </text:span><text:span text:style-name="Source_20_Text"><text:span text:style-name="T1">system.img.tar.xz</text:span></text:span><text:span text:style-name="T1">, </text:span><text:span text:style-name="Source_20_Text"><text:span text:style-name="T1">userdata.img.tar.xz</text:span></text:span><text:span text:style-name="T1">, </text:span><text:span text:style-name="Source_20_Text"><text:span text:style-name="T1">recovery.img.tar.xz</text:span></text:span><text:span text:style-name="T1">, </text:span><text:span text:style-name="Source_20_Text"><text:span text:style-name="T1">persist.img.tar.xz</text:span></text:span><text:span text:style-name="T1">, </text:span><text:span text:style-name="Source_20_Text"><text:span text:style-name="T1">cache.img.tar.xz</text:span></text:span><text:span text:style-name="T1">, downloaded from the downloads page</text:span></text:p>
          <text:list xml:id="list4493041802433846234" text:style-name="L7">
            <text:list-item>
              <text:p text:style-name="P10"><text:soft-page-break/>All of these files should have been downloaded from the downloads page </text:p>
            </text:list-item>
          </text:list>
          <text:p text:style-name="Text_20_body"><text:bookmark text:name="user-content-step-6-unzip-both-files"/><text:span text:style-name="Strong_20_Emphasis"><text:span text:style-name="T1">Step 6</text:span></text:span><text:span text:style-name="T1">: Unzip both files</text:span></text:p>
          <text:p text:style-name="Text_20_body"><text:bookmark text:name="user-content-step-7-flash-all-images-to-the-dragonboard-410c"/><text:span text:style-name="Strong_20_Emphasis"><text:span text:style-name="T1">Step 7</text:span></text:span><text:span text:style-name="T1">: Flash all images to the DragonBoard 410c</text:span></text:p>
          <text:list xml:id="list4768600323243536390" text:style-name="L8">
            <text:list-item>
              <text:p text:style-name="P11">Use host computer </text:p>
            </text:list-item>
            <text:list-item>
              <text:p text:style-name="P11">Use "Terminal" application </text:p>
            </text:list-item>
            <text:list-item>
              <text:p text:style-name="P11">Recall location of extracted(unzipped) files </text:p>
            </text:list-item>
            <text:list-item>
              <text:p text:style-name="P5"><text:span text:style-name="Source_20_Text"><text:span text:style-name="T1">cd</text:span></text:span><text:span text:style-name="T1"> to the directory with your unzipped files </text:span></text:p>
            </text:list-item>
            <text:list-item>
              <text:p text:style-name="P11">From within extraction directory, execute the following commands: </text:p>
            </text:list-item>
          </text:list>
          <text:p text:style-name="Text_20_body"><text:bookmark text:name="user-content-linarodebian"/><text:span text:style-name="Strong_20_Emphasis"><text:span text:style-name="T1">Linaro/Debian</text:span></text:span><text:span text:style-name="T1">:</text:span></text:p>
          <text:p text:style-name="P6"># (Once again) Check to make sure fastboot device connected</text:p>
          <text:p text:style-name="P13">$ sudo fastboot devices</text:p>
          <text:p text:style-name="P6"># It will show similar to below if the device is connected successfully</text:p>
          <text:p text:style-name="P6">de82318 fastboot</text:p>
          <text:p text:style-name="P6"># cd to the directory the boot image and <text:s/>were extracted</text:p>
          <text:p text:style-name="P6">$ cd &lt;extraction directory&gt;</text:p>
          <text:p text:style-name="P6"># Make sure you have properly unzipped the boot and rootfs downloads</text:p>
          <text:p text:style-name="P6">$ sudo fastboot flash boot boot-linaro-jessie-qcom-snapdragon-arm64-**BUILD#**.img</text:p>
          <text:p text:style-name="P6">$ sudo fastboot flash rootfs linaro-jessie-developer-qcom-snapdragon-arm64-**BUILD#**.img</text:p>
          <text:p text:style-name="Text_20_body"><text:span text:style-name="Strong_20_Emphasis"><text:span text:style-name="T1">Note</text:span></text:span><text:span text:style-name="T1">: Replace </text:span><text:span text:style-name="Strong_20_Emphasis"><text:span text:style-name="T1">BUILD#</text:span></text:span><text:span text:style-name="T1"> in the above commands with the file-specific date/build stamp.</text:span></text:p>
          <text:p text:style-name="Text_20_body"><text:bookmark text:name="user-content-android"/><text:span text:style-name="Strong_20_Emphasis"><text:span text:style-name="T1">Android</text:span></text:span><text:span text:style-name="T1">:</text:span></text:p>
          <text:p text:style-name="P6"># (Once again) Check to make sure fastboot device connected</text:p>
          <text:p text:style-name="P6">$ sudo fastboot devices</text:p>
          <text:p text:style-name="P6"># It will show similar to bellow if the device is connected successfully</text:p>
          <text:p text:style-name="P6">de82318 fastboot</text:p>
          <text:p text:style-name="P6"/>
          <text:p text:style-name="P6"># cd to the directory with extracted images</text:p>
          <text:p text:style-name="P6">$ cd &lt;extraction directory&gt;</text:p>
          <text:p text:style-name="P6"/>
          <text:p text:style-name="P6"/>
          <text:p text:style-name="P6"/>
          <text:p text:style-name="P6"><text:soft-page-break/></text:p>
          <text:p text:style-name="P6"># Make sure you have properly unzipped the downloads</text:p>
          <text:p text:style-name="P13">$ sudo fastboot flash boot boot.img</text:p>
          <text:p text:style-name="P13">$ sudo fastboot flash system system.img</text:p>
          <text:p text:style-name="P13">$ sudo fastboot flash userdata userdata.img</text:p>
          <text:p text:style-name="P13">$ sudo fastboot flash recovery recovery.img</text:p>
          <text:p text:style-name="P13">$ sudo fastboot flash persist persist.img</text:p>
          <text:p text:style-name="P13">$ sudo fastboot flash cache cache.img</text:p>
          <text:p text:style-name="Text_20_body"><text:bookmark text:name="user-content-step-8-reboot-dragonboard-410c"/><text:span text:style-name="Strong_20_Emphasis"><text:span text:style-name="T1">Step 8</text:span></text:span><text:span text:style-name="T1">: Reboot DragonBoard™ 410c</text:span></text:p>
          <text:list xml:id="list3047316011537971674" text:style-name="L9">
            <text:list-item>
              <text:p text:style-name="P12">Unplug power to DragonBoard™ 410c </text:p>
            </text:list-item>
            <text:list-item>
              <text:p text:style-name="P12">Unplug micro USB cable from DragonBoard™ 410c </text:p>
            </text:list-item>
            <text:list-item>
              <text:p text:style-name="P12">Ensure HDMI connection to monitor </text:p>
            </text:list-item>
            <text:list-item>
              <text:p text:style-name="P12">Ensure keyboard and/or mouse connection (Depending on your rootfs selection) </text:p>
            </text:list-item>
            <text:list-item>
              <text:p text:style-name="P12">Plug power back into DragonBoard™ 410c </text:p>
            </text:list-item>
            <text:list-item>
              <text:p text:style-name="P12">Wait for board to boot up </text:p>
            </text:list-item>
            <text:list-item>
              <text:p text:style-name="P12">Board will boot into either command line or desktop depending on rootfs </text:p>
            </text:list-item>
          </text:list>
          <text:p text:style-name="Text_20_body"><text:span text:style-name="Strong_20_Emphasis"><text:span text:style-name="T1">Note:</text:span></text:span><text:span text:style-name="T1"> For Linaro/Debian the </text:span><text:span text:style-name="Strong_20_Emphasis"><text:span text:style-name="T1">username</text:span></text:span><text:span text:style-name="T1"> and </text:span><text:span text:style-name="Strong_20_Emphasis"><text:span text:style-name="T1">password</text:span></text:span><text:span text:style-name="T1"> are both </text:span><text:span text:style-name="Strong_20_Emphasis"><text:span text:style-name="T1">“linaro”</text:span></text:span><text:span text:style-name="T1"> when the login information is requested.</text:span></text:p>
          <text:p text:style-name="Text_20_body"><text:span text:style-name="Strong_20_Emphasis"><text:span text:style-name="T1">Congratulations! You are now booting your newly installed OS directly from eMMC on the DragonBoard™ 410</text:span></text:span><text:span text:style-name="Strong_20_Emphasis"><text:span text:style-name="T6">C</text:span></text:span></text:p>
        </text:section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8:44:36.556010455</meta:creation-date>
    <dc:date>2017-11-24T18:52:08.330116688</dc:date>
    <meta:editing-duration>PT7M2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5" meta:paragraph-count="113" meta:word-count="974" meta:character-count="6048" meta:non-whitespace-character-count="5192"/>
  </office:meta>
</office:document-meta>
</file>